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llo"/>Hello<text:bookmark-end text:name="hello"/></text:h>
      <text:p text:style-name="First_20_paragraph">This is <text:span text:style-name="T1">italic</text:span> and <text:span text:style-name="T2">bold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7.0.2</meta:generator>
    <dc:title/>
    <dc:description/>
    <dc:subject/>
    <meta:keyword/>
    <meta:initial-creator/>
    <dc:creator/>
    <meta:creation-date>2025-09-18T17:43:50Z</meta:creation-date>
    <dc:date>2025-09-18T17:43:50Z</dc:date>
  </office:meta>
</office:document-meta>
</file>